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3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64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65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66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67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82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84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85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94" style:family="paragraph">
      <loext:graphic-properties draw:fill="none" draw:fill-color="#ffffff"/>
    </style:style>
    <style:style style:name="P95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style:style style:name="T24" style:family="text">
      <style:text-properties officeooo:rsid="0033aef9"/>
    </style:style>
    <style:style style:name="T25" style:family="text">
      <style:text-properties officeooo:rsid="0034aade"/>
    </style:style>
    <style:style style:name="T26" style:family="text">
      <style:text-properties officeooo:rsid="003526f2"/>
    </style:style>
    <style:style style:name="T27" style:family="text">
      <style:text-properties officeooo:rsid="00384ab7"/>
    </style:style>
    <style:style style:name="T28" style:family="text">
      <style:text-properties officeooo:rsid="00393592"/>
    </style:style>
    <style:style style:name="T29" style:family="text">
      <style:text-properties officeooo:rsid="003bc247"/>
    </style:style>
    <style:style style:name="T30" style:family="text">
      <style:text-properties officeooo:rsid="003d1134"/>
    </style:style>
    <style:style style:name="T3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3"><text:soft-page-break/>もくじ</text:p>
      <text:p text:style-name="P3"/>
      <text:list xml:id="list169870526" text:style-name="L1">
        <text:list-item>
          <text:p text:style-name="P80">インストール方法</text:p>
        </text:list-item>
        <text:list-item>
          <text:p text:style-name="P80">基本構文</text:p>
        </text:list-item>
        <text:list-item>
          <text:p text:style-name="P80">コメント</text:p>
        </text:list-item>
        <text:list-item>
          <text:p text:style-name="P80">データ型</text:p>
        </text:list-item>
        <text:list-item>
          <text:p text:style-name="P80">変数</text:p>
        </text:list-item>
        <text:list-item>
          <text:p text:style-name="P80">出力</text:p>
        </text:list-item>
        <text:list-item>
          <text:p text:style-name="P80">入力</text:p>
        </text:list-item>
        <text:list-item>
          <text:p text:style-name="P80">算術・比較・論理・演算</text:p>
        </text:list-item>
        <text:list-item>
          <text:p text:style-name="P80">配列</text:p>
        </text:list-item>
        <text:list-item>
          <text:p text:style-name="P80">文字列操作</text:p>
        </text:list-item>
        <text:list-item>
          <text:p text:style-name="P80">条件文(if)</text:p>
        </text:list-item>
        <text:list-item>
          <text:p text:style-name="P80">繰り返し(for・while)</text:p>
        </text:list-item>
        <text:list-item>
          <text:p text:style-name="P80">関数</text:p>
        </text:list-item>
        <text:list-item>
          <text:p text:style-name="P80">クラス型</text:p>
        </text:list-item>
        <text:list-item>
          <text:p text:style-name="P80">外部モジュール化</text:p>
        </text:list-item>
        <text:list-item>
          <text:p text:style-name="P80">言語特有の書式等</text:p>
        </text:list-item>
        <text:list-item>
          <text:p text:style-name="P81">ファイル処理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2">1.インストール方法</text:p>
      <text:p text:style-name="P52"/>
      <text:list xml:id="list3072081293" text:style-name="L2">
        <text:list-item>
          <text:p text:style-name="P82"><text:span text:style-name="T2">$ </text:span><text:span text:style-name="T1">sudo apt -y install python3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4">2.基本構文</text:p>
      <text:p text:style-name="P4"/>
      <text:p text:style-name="P17">a) 基本的なファイルの実行</text:p>
      <text:p text:style-name="P17"/>
      <text:p text:style-name="P16">hello.py</text:p>
      <text:p text:style-name="P16"><draw:frame text:anchor-type="paragraph" draw:z-index="0" draw:name="シェイプ1" draw:style-name="gr1" draw:text-style-name="P94" svg:width="16.435cm" svg:height="1.542cm" svg:x="0.03cm" svg:y="0.071cm"><draw:text-box><text:p><text:s/>print(“Hello World”)</text:p></draw:text-box></draw:frame></text:p>
      <text:p text:style-name="P16"/>
      <text:p text:style-name="P16"/>
      <text:p text:style-name="P23">※文字列は、”記号で囲う</text:p>
      <text:p text:style-name="P19"/>
      <text:p text:style-name="P17">実行</text:p>
      <text:p text:style-name="P17">$ python3 hello.py</text:p>
      <text:p text:style-name="P17"/>
      <text:p text:style-name="P17"/>
      <text:p text:style-name="P49">b)シェバンを使ったファイルの実行　（シェバン：#!に続けてインタプリンタのフルパスを指定する。）</text:p>
      <text:p text:style-name="P17"/>
      <text:p text:style-name="P49">hello2.py</text:p>
      <text:p text:style-name="P17"><draw:frame text:anchor-type="paragraph" draw:z-index="5" draw:name="シェイプ1" draw:style-name="gr4" draw:text-style-name="P94" svg:width="16.435cm" svg:height="1.676cm" svg:x="0.03cm" svg:y="0.071cm"><draw:text-box><text:p><text:s/>#!/usr/bin/env python3</text:p><text:p><text:s/>print(“Hello World”)</text:p></draw:text-box></draw:frame></text:p>
      <text:p text:style-name="P17"/>
      <text:p text:style-name="P17"/>
      <text:p text:style-name="P17"/>
      <text:p text:style-name="P49">実行権限付与</text:p>
      <text:p text:style-name="P49">$ chmod 775 hello2.py</text:p>
      <text:p text:style-name="P49"/>
      <text:p text:style-name="P49">実行</text:p>
      <text:p text:style-name="P49">$ ./hello2.py 又は、フルパスで、$ ~/test/hello2.py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">3.コメント</text:p>
      <text:p text:style-name="P17"/>
      <text:p text:style-name="P17">a) # 記号のあとの文字列は、コメントになる。</text:p>
      <text:p text:style-name="P17"><draw:frame text:anchor-type="paragraph" draw:z-index="1" draw:name="シェイプ2" draw:style-name="gr2" draw:text-style-name="P94" svg:width="16.484cm" svg:height="5.292cm" svg:x="0.086cm" svg:y="0.499cm"><draw:text-box><text:p><text:s/># コメント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b) “”” 記号又は、’’’記号で挟むと複数行の文字列がコメントになる。</text:p>
      <text:p text:style-name="P17"><draw:frame text:anchor-type="paragraph" draw:z-index="2" draw:name="シェイプ2" draw:style-name="gr2" draw:text-style-name="P94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">4.データ型</text:p>
      <text:p text:style-name="P17"/>
      <text:list xml:id="list842925903" text:style-name="L3">
        <text:list-item>
          <text:p text:style-name="P83">str型 --- 文字列 <text:s text:c="12"/>例)abc,あいう</text:p>
        </text:list-item>
        <text:list-item>
          <text:p text:style-name="P83">int型 --- 整数 <text:s text:c="14"/>例)1, 2, 3</text:p>
        </text:list-item>
        <text:list-item>
          <text:p text:style-name="P83">float型 --- 浮動小数点 <text:s text:c="6"/>例)1.2, 2.2, 3.25</text:p>
        </text:list-item>
        <text:list-item>
          <text:p text:style-name="P84"><text:span text:style-name="T3">boolデータ</text:span>型 --- ブール値 <text:s text:c="2"/>例<text:span text:style-name="T3">)True, False</text:span></text:p>
        </text:list-item>
        <text:list-item>
          <text:p text:style-name="P84"><text:span text:style-name="T3">NoneType型<text:tab/><text:tab/> <text:s text:c="6"/>例)None</text:span> <text:s text:c="2"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6">5.変数</text:p>
      <text:p text:style-name="P20"/>
      <text:p text:style-name="P23">ルール</text:p>
      <text:p text:style-name="P23"/>
      <text:list xml:id="list3831209062" text:style-name="L4">
        <text:list-item>
          <text:p text:style-name="P85">変数名には、スペース（空白文字）を含められない。（空白表現は、_を使う)</text:p>
        </text:list-item>
        <text:list-item>
          <text:p text:style-name="P85">変数名には文字、数値、アンダースコア記号、の３種類の文字だけを使える。</text:p>
        </text:list-item>
        <text:list-item>
          <text:p text:style-name="P85">変数名の１文字目に数字は使えない。</text:p>
        </text:list-item>
        <text:list-item>
          <text:p text:style-name="P85">Pythonのキーワードは変数名に使えない。</text:p>
        </text:list-item>
      </text:list>
      <text:p text:style-name="P23"/>
      <text:p text:style-name="P23">例)</text:p>
      <text:p text:style-name="P23"><text:tab/>x = 10</text:p>
      <text:p text:style-name="P23"><text:tab/>x = x + 2 </text:p>
      <text:p text:style-name="P23"><text:tab/>print<text:span text:style-name="T27">(</text:span>x<text:span text:style-name="T27">)</text:span></text:p>
      <text:p text:style-name="P23"><text:tab/></text:p>
      <text:p text:style-name="P23"><text:tab/>&gt;&gt; 12</text:p>
      <text:p text:style-name="P23"/>
      <text:p text:style-name="P23"/>
      <text:p text:style-name="P23"><text:tab/>hi = “Hello World”</text:p>
      <text:p text:style-name="P23"><text:tab/>print(hi)</text:p>
      <text:p text:style-name="P23"/>
      <text:p text:style-name="P23"><text:tab/>&gt;&gt; Hello World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<text:span text:style-name="T29">6</text:span>.出力</text:p>
      <text:p text:style-name="P21"/>
      <text:p text:style-name="P25">print(“表示する文字列”)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3"><text:soft-page-break/><text:span text:style-name="T29">7</text:span>.入力</text:p>
      <text:p text:style-name="P88"/>
      <text:p text:style-name="P90">moji = input(“文字を入力してください:”)</text:p>
      <text:p text:style-name="P89">print(<text:span text:style-name="T30">moji</text:span>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9">8</text:span>.算術・比較・論理</text:p>
      <text:p text:style-name="P21"/>
      <text:p text:style-name="P54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67">演算子</text:p>
          </table:table-cell>
          <table:table-cell table:style-name="表1.A1" office:value-type="string">
            <text:p text:style-name="P68">意味</text:p>
          </table:table-cell>
          <table:table-cell table:style-name="表1.A1" office:value-type="string">
            <text:p text:style-name="P68">例</text:p>
          </table:table-cell>
          <table:table-cell table:style-name="表1.D1" office:value-type="string">
            <text:p text:style-name="P68">評価結果</text:p>
          </table:table-cell>
        </table:table-row>
        <table:table-row>
          <table:table-cell table:style-name="表1.A2" office:value-type="string">
            <text:p text:style-name="P64">**</text:p>
          </table:table-cell>
          <table:table-cell table:style-name="表1.A2" office:value-type="string">
            <text:p text:style-name="P64">累乗</text:p>
          </table:table-cell>
          <table:table-cell table:style-name="表1.A2" office:value-type="string">
            <text:p text:style-name="P63">2 ** 3</text:p>
          </table:table-cell>
          <table:table-cell table:style-name="表1.D2" office:value-type="string">
            <text:p text:style-name="P63">8</text:p>
          </table:table-cell>
        </table:table-row>
        <table:table-row>
          <table:table-cell table:style-name="表1.A2" office:value-type="string">
            <text:p text:style-name="P64">%</text:p>
          </table:table-cell>
          <table:table-cell table:style-name="表1.A2" office:value-type="string">
            <text:p text:style-name="P64">割り算のあまり（剰余）</text:p>
          </table:table-cell>
          <table:table-cell table:style-name="表1.A2" office:value-type="string">
            <text:p text:style-name="P63">14 % 4</text:p>
          </table:table-cell>
          <table:table-cell table:style-name="表1.D2" office:value-type="string">
            <text:p text:style-name="P63">2</text:p>
          </table:table-cell>
        </table:table-row>
        <table:table-row>
          <table:table-cell table:style-name="表1.A2" office:value-type="string">
            <text:p text:style-name="P64">//</text:p>
          </table:table-cell>
          <table:table-cell table:style-name="表1.A2" office:value-type="string">
            <text:p text:style-name="P65">整数の割り算、切り捨て</text:p>
          </table:table-cell>
          <table:table-cell table:style-name="表1.A2" office:value-type="string">
            <text:p text:style-name="P65">13 // 8</text:p>
          </table:table-cell>
          <table:table-cell table:style-name="表1.D2" office:value-type="string">
            <text:p text:style-name="P65">1</text:p>
          </table:table-cell>
        </table:table-row>
        <table:table-row>
          <table:table-cell table:style-name="表1.A2" office:value-type="string">
            <text:p text:style-name="P64">/</text:p>
          </table:table-cell>
          <table:table-cell table:style-name="表1.A2" office:value-type="string">
            <text:p text:style-name="P64">割り算（除算）</text:p>
          </table:table-cell>
          <table:table-cell table:style-name="表1.A2" office:value-type="string">
            <text:p text:style-name="P65">13 / 8</text:p>
          </table:table-cell>
          <table:table-cell table:style-name="表1.D2" office:value-type="string">
            <text:p text:style-name="P65">1.625</text:p>
          </table:table-cell>
        </table:table-row>
        <table:table-row>
          <table:table-cell table:style-name="表1.A2" office:value-type="string">
            <text:p text:style-name="P64">*</text:p>
          </table:table-cell>
          <table:table-cell table:style-name="表1.A2" office:value-type="string">
            <text:p text:style-name="P64">かけ算（積算）</text:p>
          </table:table-cell>
          <table:table-cell table:style-name="表1.A2" office:value-type="string">
            <text:p text:style-name="P65">8 * 2</text:p>
          </table:table-cell>
          <table:table-cell table:style-name="表1.D2" office:value-type="string">
            <text:p text:style-name="P65">16</text:p>
          </table:table-cell>
        </table:table-row>
        <table:table-row>
          <table:table-cell table:style-name="表1.A2" office:value-type="string">
            <text:p text:style-name="P64">-</text:p>
          </table:table-cell>
          <table:table-cell table:style-name="表1.A2" office:value-type="string">
            <text:p text:style-name="P64">引き算（減算）</text:p>
          </table:table-cell>
          <table:table-cell table:style-name="表1.A2" office:value-type="string">
            <text:p text:style-name="P65">7 - 1</text:p>
          </table:table-cell>
          <table:table-cell table:style-name="表1.D2" office:value-type="string">
            <text:p text:style-name="P65">6</text:p>
          </table:table-cell>
        </table:table-row>
        <table:table-row>
          <table:table-cell table:style-name="表1.A2" office:value-type="string">
            <text:p text:style-name="P65">+</text:p>
          </table:table-cell>
          <table:table-cell table:style-name="表1.A2" office:value-type="string">
            <text:p text:style-name="P64">足し算（加算）</text:p>
          </table:table-cell>
          <table:table-cell table:style-name="表1.A2" office:value-type="string">
            <text:p text:style-name="P65">2 + 2</text:p>
          </table:table-cell>
          <table:table-cell table:style-name="表1.D2" office:value-type="string">
            <text:p text:style-name="P65">4</text:p>
          </table:table-cell>
        </table:table-row>
      </table:table>
      <text:p text:style-name="P21"/>
      <text:p text:style-name="P21"/>
      <text:p text:style-name="P55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75">演算子</text:p>
          </table:table-cell>
          <table:table-cell table:style-name="表2.A1" office:value-type="string">
            <text:p text:style-name="P75">意味</text:p>
          </table:table-cell>
          <table:table-cell table:style-name="表2.A1" office:value-type="string">
            <text:p text:style-name="P75">例</text:p>
          </table:table-cell>
          <table:table-cell table:style-name="表2.D1" office:value-type="string">
            <text:p text:style-name="P75">評価結果</text:p>
          </table:table-cell>
        </table:table-row>
        <table:table-row>
          <table:table-cell table:style-name="表2.A2" office:value-type="string">
            <text:p text:style-name="P73">&gt;</text:p>
          </table:table-cell>
          <table:table-cell table:style-name="表2.A2" office:value-type="string">
            <text:p text:style-name="P71">より大きい</text:p>
          </table:table-cell>
          <table:table-cell table:style-name="表2.A2" office:value-type="string">
            <text:p text:style-name="P73">100 &gt; 10</text:p>
          </table:table-cell>
          <table:table-cell table:style-name="表2.D2" office:value-type="string">
            <text:p text:style-name="P73">True</text:p>
          </table:table-cell>
        </table:table-row>
        <table:table-row>
          <table:table-cell table:style-name="表2.A2" office:value-type="string">
            <text:p text:style-name="P73">&lt;</text:p>
          </table:table-cell>
          <table:table-cell table:style-name="表2.A2" office:value-type="string">
            <text:p text:style-name="P71">より小さい</text:p>
          </table:table-cell>
          <table:table-cell table:style-name="表2.A2" office:value-type="string">
            <text:p text:style-name="P73">100 &lt; 10</text:p>
          </table:table-cell>
          <table:table-cell table:style-name="表2.D2" office:value-type="string">
            <text:p text:style-name="P73">False</text:p>
          </table:table-cell>
        </table:table-row>
        <table:table-row>
          <table:table-cell table:style-name="表2.A2" office:value-type="string">
            <text:p text:style-name="P73">&gt;=</text:p>
          </table:table-cell>
          <table:table-cell table:style-name="表2.A2" office:value-type="string">
            <text:p text:style-name="P71">以上</text:p>
          </table:table-cell>
          <table:table-cell table:style-name="表2.A2" office:value-type="string">
            <text:p text:style-name="P73">2 &gt;= 2</text:p>
          </table:table-cell>
          <table:table-cell table:style-name="表2.D2" office:value-type="string">
            <text:p text:style-name="P73">True</text:p>
          </table:table-cell>
        </table:table-row>
        <table:table-row>
          <table:table-cell table:style-name="表2.A2" office:value-type="string">
            <text:p text:style-name="P73">&lt;=</text:p>
          </table:table-cell>
          <table:table-cell table:style-name="表2.A2" office:value-type="string">
            <text:p text:style-name="P71">以下</text:p>
          </table:table-cell>
          <table:table-cell table:style-name="表2.A2" office:value-type="string">
            <text:p text:style-name="P73">1 &lt;= 4</text:p>
          </table:table-cell>
          <table:table-cell table:style-name="表2.D2" office:value-type="string">
            <text:p text:style-name="P73">True</text:p>
          </table:table-cell>
        </table:table-row>
        <table:table-row>
          <table:table-cell table:style-name="表2.A2" office:value-type="string">
            <text:p text:style-name="P72">==</text:p>
          </table:table-cell>
          <table:table-cell table:style-name="表2.A2" office:value-type="string">
            <text:p text:style-name="P71">等価（同じ値か）</text:p>
          </table:table-cell>
          <table:table-cell table:style-name="表2.A2" office:value-type="string">
            <text:p text:style-name="P73">6 == 9</text:p>
          </table:table-cell>
          <table:table-cell table:style-name="表2.D2" office:value-type="string">
            <text:p text:style-name="P73">False</text:p>
          </table:table-cell>
        </table:table-row>
        <table:table-row>
          <table:table-cell table:style-name="表2.A2" office:value-type="string">
            <text:p text:style-name="P71">!<text:span text:style-name="T4">=</text:span></text:p>
          </table:table-cell>
          <table:table-cell table:style-name="表2.A2" office:value-type="string">
            <text:p text:style-name="P71">非等価（違う値か）</text:p>
          </table:table-cell>
          <table:table-cell table:style-name="表2.A2" office:value-type="string">
            <text:p text:style-name="P73">3 != 2</text:p>
          </table:table-cell>
          <table:table-cell table:style-name="表2.D2" office:value-type="string">
            <text:p text:style-name="P73">True</text:p>
          </table:table-cell>
        </table:table-row>
      </table:table>
      <text:p text:style-name="P55"/>
      <text:p text:style-name="P55"/>
      <text:p text:style-name="P55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76">演算子</text:p>
          </table:table-cell>
          <table:table-cell table:style-name="表3.A1" office:value-type="string">
            <text:p text:style-name="P75">意味</text:p>
          </table:table-cell>
          <table:table-cell table:style-name="表3.A1" office:value-type="string">
            <text:p text:style-name="P75">例</text:p>
          </table:table-cell>
          <table:table-cell table:style-name="表3.D1" office:value-type="string">
            <text:p text:style-name="P75">評価結果</text:p>
          </table:table-cell>
        </table:table-row>
        <table:table-row>
          <table:table-cell table:style-name="表3.A2" office:value-type="string">
            <text:p text:style-name="P74">and</text:p>
          </table:table-cell>
          <table:table-cell table:style-name="表3.A2" office:value-type="string">
            <text:p text:style-name="P71">かつ</text:p>
          </table:table-cell>
          <table:table-cell table:style-name="表3.A2" office:value-type="string">
            <text:p text:style-name="P74">True and True</text:p>
          </table:table-cell>
          <table:table-cell table:style-name="表3.D2" office:value-type="string">
            <text:p text:style-name="P74">True</text:p>
          </table:table-cell>
        </table:table-row>
        <table:table-row>
          <table:table-cell table:style-name="表3.A2" office:value-type="string">
            <text:p text:style-name="P74">or</text:p>
          </table:table-cell>
          <table:table-cell table:style-name="表3.A2" office:value-type="string">
            <text:p text:style-name="P71">あるいは</text:p>
          </table:table-cell>
          <table:table-cell table:style-name="表3.A2" office:value-type="string">
            <text:p text:style-name="P74">True or False</text:p>
          </table:table-cell>
          <table:table-cell table:style-name="表3.D2" office:value-type="string">
            <text:p text:style-name="P74">True</text:p>
          </table:table-cell>
        </table:table-row>
        <table:table-row>
          <table:table-cell table:style-name="表3.A2" office:value-type="string">
            <text:p text:style-name="P74">not</text:p>
          </table:table-cell>
          <table:table-cell table:style-name="表3.A2" office:value-type="string">
            <text:p text:style-name="P71">否定</text:p>
          </table:table-cell>
          <table:table-cell table:style-name="表3.A2" office:value-type="string">
            <text:p text:style-name="P74">not True</text:p>
          </table:table-cell>
          <table:table-cell table:style-name="表3.D2" office:value-type="string">
            <text:p text:style-name="P74">False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"><text:soft-page-break/><text:span text:style-name="T29">9</text:span>.配列（コンテナ）</text:p>
      <text:p text:style-name="P22"/>
      <text:p text:style-name="P56">a)リスト（配列作成後、変更可）</text:p>
      <text:p text:style-name="P56"/>
      <text:p text:style-name="P56">・空のリスト作成</text:p>
      <text:p text:style-name="P56"/>
      <text:p text:style-name="P57"><text:tab/><text:tab/>fruit = list()</text:p>
      <text:p text:style-name="P57"><text:tab/><text:tab/>print(fruit)</text:p>
      <text:p text:style-name="P57"/>
      <text:p text:style-name="P57"><text:tab/><text:tab/>&gt;&gt; []</text:p>
      <text:p text:style-name="P57"/>
      <text:p text:style-name="P57"><text:s/><text:tab/>又は、</text:p>
      <text:p text:style-name="P57"/>
      <text:p text:style-name="P57"><text:tab/><text:tab/>fruit = []</text:p>
      <text:p text:style-name="P57"><text:tab/><text:tab/>print(fruit)</text:p>
      <text:p text:style-name="P57"/>
      <text:p text:style-name="P57"><text:tab/><text:tab/>&gt;&gt; []</text:p>
      <text:p text:style-name="P57"/>
      <text:p text:style-name="P57">・リスト作成</text:p>
      <text:p text:style-name="P26"/>
      <text:p text:style-name="P26"><text:tab/><text:tab/><text:span text:style-name="T6">fruit = [“Apple”,”Orange”,”Pear”]</text:span></text:p>
      <text:p text:style-name="P26"><text:tab/><text:tab/><text:span text:style-name="T6">print(fruit)</text:span></text:p>
      <text:p text:style-name="P26"/>
      <text:p text:style-name="P26"><text:tab/><text:tab/><text:span text:style-name="T6">&gt;&gt; [‘Apple’, ‘Orange’, ‘Pear’]</text:span></text:p>
      <text:p text:style-name="P26"/>
      <text:p text:style-name="P26">・インデックス</text:p>
      <text:p text:style-name="P26"/>
      <text:p text:style-name="P26"><text:tab/><text:tab/><text:span text:style-name="T7">fruit=[“Apple”,”Orange”,”Pear”]</text:span></text:p>
      <text:p text:style-name="P26"><text:tab/><text:tab/><text:span text:style-name="T7">print(fruit[0])</text:span></text:p>
      <text:p text:style-name="P26"/>
      <text:p text:style-name="P26"><text:tab/><text:tab/><text:span text:style-name="T7">&gt;&gt; ‘Apple’</text:span></text:p>
      <text:p text:style-name="P26"/>
      <text:p text:style-name="P26"><text:tab/><text:tab/><text:span text:style-name="T7">print(fruit[2])</text:span></text:p>
      <text:p text:style-name="P26"/>
      <text:p text:style-name="P26"><text:tab/><text:tab/><text:span text:style-name="T7">&gt;&gt; ‘Pear’</text:span></text:p>
      <text:p text:style-name="P26"/>
      <text:p text:style-name="P26">・リストを末尾に追加（<text:span text:style-name="T7">appendメソッド）</text:span></text:p>
      <text:p text:style-name="P26"/>
      <text:p text:style-name="P26"><text:tab/><text:tab/><text:span text:style-name="T6">fruit = [“Apple”,”Orange”,”Pear”]</text:span></text:p>
      <text:p text:style-name="P26"><text:tab/><text:tab/><text:span text:style-name="T6">fruit.append(“Banana”)</text:span></text:p>
      <text:p text:style-name="P26"><text:tab/><text:tab/><text:span text:style-name="T6">fruit.append(“Peach”)</text:span></text:p>
      <text:p text:style-name="P26"><text:tab/><text:tab/><text:span text:style-name="T6">print(fruit)</text:span></text:p>
      <text:p text:style-name="P26"/>
      <text:p text:style-name="P26"><text:tab/><text:tab/><text:span text:style-name="T6">&gt;&gt;[‘Apple’, ‘Orange’, ‘Pear’, ‘Banana’, ‘Peach’]</text:span></text:p>
      <text:p text:style-name="P26"/>
      <text:p text:style-name="P26"><text:soft-page-break/>・リストの末尾から削除（<text:span text:style-name="T7">popメソッド）</text:span></text:p>
      <text:p text:style-name="P26"/>
      <text:p text:style-name="P26"><text:tab/><text:tab/><text:span text:style-name="T7">colors = [“blue”, “green”, “yellow”]</text:span></text:p>
      <text:p text:style-name="P26"><text:tab/><text:tab/><text:span text:style-name="T7">print(colors)</text:span></text:p>
      <text:p text:style-name="P26"/>
      <text:p text:style-name="P26"><text:tab/><text:tab/><text:span text:style-name="T7">&gt;&gt; [‘blue’, ‘green’, ‘yellow’]</text:span></text:p>
      <text:p text:style-name="P26"/>
      <text:p text:style-name="P26"><text:tab/><text:tab/><text:span text:style-name="T7">item = colors.pop()</text:span></text:p>
      <text:p text:style-name="P26"><text:tab/><text:tab/><text:span text:style-name="T7">print(item)</text:span></text:p>
      <text:p text:style-name="P26"/>
      <text:p text:style-name="P26"><text:tab/><text:tab/><text:span text:style-name="T7">&gt;&gt; ‘yellow’</text:span></text:p>
      <text:p text:style-name="P26"/>
      <text:p text:style-name="P26"><text:tab/><text:tab/><text:span text:style-name="T7">print(colors)</text:span></text:p>
      <text:p text:style-name="P26"/>
      <text:p text:style-name="P26"><text:tab/><text:tab/><text:span text:style-name="T7">&gt;&gt; [‘blue’, ‘green’]</text:span></text:p>
      <text:p text:style-name="P26"/>
      <text:p text:style-name="P26">・リストの連結（<text:span text:style-name="T8">+）</text:span></text:p>
      <text:p text:style-name="P26"/>
      <text:p text:style-name="P26"><text:tab/><text:tab/><text:span text:style-name="T7">colors1 = [“blue”, “green”]</text:span></text:p>
      <text:p text:style-name="P26"><text:tab/><text:tab/><text:span text:style-name="T7">colors2 = [“yellow”, “black”]</text:span></text:p>
      <text:p text:style-name="P26"><text:tab/><text:tab/><text:span text:style-name="T8">colors3 = colors1 + colors2</text:span></text:p>
      <text:p text:style-name="P26"><text:tab/><text:tab/><text:span text:style-name="T8">print(colors3)</text:span></text:p>
      <text:p text:style-name="P26"/>
      <text:p text:style-name="P26"><text:tab/><text:tab/><text:span text:style-name="T8">&gt;&gt; [‘blue’, ‘green’, ‘yellow’, ‘black’]</text:span></text:p>
      <text:p text:style-name="P26"/>
      <text:p text:style-name="P26">・リストに含まれているか調べる（<text:span text:style-name="T8">in, not in）</text:span></text:p>
      <text:p text:style-name="P26"/>
      <text:p text:style-name="P26"><text:tab/><text:tab/><text:span text:style-name="T8">colors = [“blue”, “green”, “yellow”]</text:span></text:p>
      <text:p text:style-name="P26"><text:tab/><text:tab/><text:span text:style-name="T8">print(“green” in colors)</text:span></text:p>
      <text:p text:style-name="P26"/>
      <text:p text:style-name="P26"><text:tab/><text:tab/><text:span text:style-name="T8">&gt;&gt; True</text:span></text:p>
      <text:p text:style-name="P26"/>
      <text:p text:style-name="P26"><text:tab/><text:tab/>※要素が入っていないことを調べるには、<text:span text:style-name="T8">not in演算子</text:span></text:p>
      <text:p text:style-name="P26"/>
      <text:p text:style-name="P26">・リストのサイズ（<text:span text:style-name="T8">len）</text:span></text:p>
      <text:p text:style-name="P26"/>
      <text:p text:style-name="P26"><text:tab/><text:tab/><text:span text:style-name="T8">colors = [“blue”, “green”, “yellow”]</text:span></text:p>
      <text:p text:style-name="P26"><text:tab/><text:tab/><text:span text:style-name="T8">print(len(colors))</text:span></text:p>
      <text:p text:style-name="P26"/>
      <text:p text:style-name="P26"><text:tab/><text:tab/><text:span text:style-name="T8">&gt;&gt; 3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b)タプル（配列作成後、変更不可）</text:p>
      <text:p text:style-name="P28"/>
      <text:p text:style-name="P26">・タプル作成</text:p>
      <text:p text:style-name="P26"/>
      <text:p text:style-name="P26"><text:tab/><text:tab/><text:span text:style-name="T9">colors = (“blue”, “green”, “yellow”)</text:span></text:p>
      <text:p text:style-name="P26"><text:tab/><text:tab/><text:span text:style-name="T9">print(colors)</text:span></text:p>
      <text:p text:style-name="P26"/>
      <text:p text:style-name="P26"><text:tab/><text:tab/><text:span text:style-name="T9">&gt;&gt; (‘blue’, ‘green’, ‘yellow’)</text:span></text:p>
      <text:p text:style-name="P26"/>
      <text:p text:style-name="P26">・インデックス</text:p>
      <text:p text:style-name="P26"/>
      <text:p text:style-name="P26"><text:tab/><text:tab/><text:span text:style-name="T9">colors = (“blue”, “green”, “yellow”)</text:span></text:p>
      <text:p text:style-name="P26"><text:tab/><text:tab/><text:span text:style-name="T9">print(colors[1])</text:span></text:p>
      <text:p text:style-name="P26"/>
      <text:p text:style-name="P26"><text:tab/><text:tab/><text:span text:style-name="T9">&gt;&gt; ‘green’</text:span></text:p>
      <text:p text:style-name="P26"/>
      <text:p text:style-name="P26">・タプルに含まれているか調べる（<text:span text:style-name="T9">in, not in）</text:span></text:p>
      <text:p text:style-name="P26"/>
      <text:p text:style-name="P26"><text:tab/><text:tab/><text:span text:style-name="T9">colors = (“blue”, “green”, “yellow”)</text:span></text:p>
      <text:p text:style-name="P26"><text:tab/><text:tab/><text:span text:style-name="T9">print(“blue” in colors)</text:span></text:p>
      <text:p text:style-name="P26"/>
      <text:p text:style-name="P26"><text:tab/><text:tab/><text:span text:style-name="T9">&gt;&gt; True</text:span></text:p>
      <text:p text:style-name="P26"/>
      <text:p text:style-name="P26"><text:tab/><text:tab/>※要素が入っていないか調べるには、<text:span text:style-name="T9">not in演算子を使う。</text:span></text:p>
      <text:p text:style-name="P26"/>
      <text:p text:style-name="P26"/>
      <text:p text:style-name="P30">c)辞書</text:p>
      <text:p text:style-name="P30"/>
      <text:p text:style-name="P30">・辞書データ作成</text:p>
      <text:p text:style-name="P30"/>
      <text:p text:style-name="P30"><text:tab/><text:tab/>辞書名 = [キー] [値]</text:p>
      <text:p text:style-name="P30"/>
      <text:p text:style-name="P30"><text:tab/><text:tab/>fruits = {“Apple”: “Red”,</text:p>
      <text:p text:style-name="P30"><text:tab/><text:tab/><text:tab/> <text:s text:c="3"/>“Banana”: “yellow”}</text:p>
      <text:p text:style-name="P30"/>
      <text:p text:style-name="P30"><text:tab/><text:tab/>print(fruits[“Apple”])</text:p>
      <text:p text:style-name="P30"/>
      <text:p text:style-name="P30"><text:tab/><text:tab/>&gt;&gt; ‘Red’</text:p>
      <text:p text:style-name="P30"/>
      <text:p text:style-name="P30">・辞書追加</text:p>
      <text:p text:style-name="P30"><text:tab/><text:tab/></text:p>
      <text:p text:style-name="P30"><text:tab/><text:tab/><text:span text:style-name="T10">fruits[“Peach”] = “pink”</text:span></text:p>
      <text:p text:style-name="P30"><text:tab/><text:tab/><text:span text:style-name="T10">print(fruits)</text:span></text:p>
      <text:p text:style-name="P30"/>
      <text:p text:style-name="P30"><text:tab/><text:tab/><text:span text:style-name="T10">&gt;&gt; {‘Apple’: ‘Red’, ‘Banana’: ‘yellow’, ‘Peach’: ‘pink’}</text:span></text:p>
      <text:p text:style-name="P30"/>
      <text:p text:style-name="P30"/>
      <text:p text:style-name="P30"><text:soft-page-break/>・辞書削除</text:p>
      <text:p text:style-name="P30"/>
      <text:p text:style-name="P31"><text:tab/><text:tab/>fruits = {“Apple”: “Red”,</text:p>
      <text:p text:style-name="P31"><text:tab/><text:tab/><text:tab/> <text:s text:c="3"/>“Banana”: “yellow”}</text:p>
      <text:p text:style-name="P31"/>
      <text:p text:style-name="P31"><text:tab/><text:tab/><text:span text:style-name="T11">del fruits[“Apple”]</text:span></text:p>
      <text:p text:style-name="P31"><text:tab/><text:tab/><text:span text:style-name="T11">print(fruits)</text:span></text:p>
      <text:p text:style-name="P31"/>
      <text:p text:style-name="P31"><text:tab/><text:tab/><text:span text:style-name="T11">&gt;&gt; {‘Banana’: ‘yellow’}</text:span></text:p>
      <text:p text:style-name="P31"/>
      <text:p text:style-name="P31">・辞書<text:span text:style-name="T5">に含まれているか調べる（in, not in）</text:span></text:p>
      <text:p text:style-name="P27"/>
      <text:p text:style-name="P27"><text:tab/><text:tab/><text:span text:style-name="T9">fruits = {“Apple”: “Red”,</text:span></text:p>
      <text:p text:style-name="P31"><text:tab/><text:tab/><text:tab/> <text:s text:c="3"/>“Banana”: “yellow”}</text:p>
      <text:p text:style-name="P31"><text:tab/><text:tab/><text:span text:style-name="T11">print(“Apple” in fruits”)</text:span></text:p>
      <text:p text:style-name="P27"/>
      <text:p text:style-name="P27"><text:tab/><text:tab/><text:span text:style-name="T9">&gt;&gt; True</text:span></text:p>
      <text:p text:style-name="P27"/>
      <text:p text:style-name="P27"><text:tab/><text:tab/>※要素が入っていないか調べるには、<text:span text:style-name="T9">not in演算子を使う。</text:span></text:p>
      <text:p text:style-name="P22"/>
      <text:p text:style-name="P22"/>
      <text:p text:style-name="P22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69">方法</text:p>
          </table:table-cell>
          <table:table-cell table:style-name="表4.B1" office:value-type="string">
            <text:p text:style-name="P70">説明</text:p>
          </table:table-cell>
        </table:table-row>
        <table:table-row>
          <table:table-cell table:style-name="表4.A2" office:value-type="string">
            <text:p text:style-name="P66">list(辞書.keys())</text:p>
          </table:table-cell>
          <table:table-cell table:style-name="表4.B2" office:value-type="string">
            <text:p text:style-name="P62">キーの一覧をリストで得る</text:p>
          </table:table-cell>
        </table:table-row>
        <table:table-row>
          <table:table-cell table:style-name="表4.A2" office:value-type="string">
            <text:p text:style-name="P66">sorted(辞書.keys())</text:p>
          </table:table-cell>
          <table:table-cell table:style-name="表4.B2" office:value-type="string">
            <text:p text:style-name="P62">キーの一覧をソート済みのリストで得る</text:p>
          </table:table-cell>
        </table:table-row>
        <table:table-row>
          <table:table-cell table:style-name="表4.A2" office:value-type="string">
            <text:p text:style-name="P62">辞書.<text:span text:style-name="T12">values()</text:span></text:p>
          </table:table-cell>
          <table:table-cell table:style-name="表4.B2" office:value-type="string">
            <text:p text:style-name="P62">値の一覧を得る</text:p>
          </table:table-cell>
        </table:table-row>
        <table:table-row>
          <table:table-cell table:style-name="表4.A2" office:value-type="string">
            <text:p text:style-name="P66">list(辞書.items())</text:p>
          </table:table-cell>
          <table:table-cell table:style-name="表4.B2" office:value-type="string">
            <text:p text:style-name="P66">(キー、値)のタプルのリストで一覧を得る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9">10</text:span>.文字列操作</text:p>
      <text:p text:style-name="P32"/>
      <text:p text:style-name="P34">a)インデックス</text:p>
      <text:p text:style-name="P34"/>
      <text:p text:style-name="P34"><text:tab/>moji = “cat”</text:p>
      <text:p text:style-name="P34"><text:tab/>print(moji[0])</text:p>
      <text:p text:style-name="P34"><text:tab/>print(moji[1])</text:p>
      <text:p text:style-name="P34"><text:tab/>print(moji[2])</text:p>
      <text:p text:style-name="P34"/>
      <text:p text:style-name="P34"><text:tab/>&gt;&gt; ‘c’</text:p>
      <text:p text:style-name="P34"><text:tab/>&gt;&gt; ‘a’</text:p>
      <text:p text:style-name="P34"><text:tab/>&gt;&gt; ‘t’</text:p>
      <text:p text:style-name="P34"/>
      <text:p text:style-name="P32"><text:span text:style-name="T14">b</text:span>)文字列の足し算</text:p>
      <text:p text:style-name="P32"/>
      <text:p text:style-name="P32"><text:tab/>moji = “cat” + “ in “ + “the” + “ hat”</text:p>
      <text:p text:style-name="P32"><text:tab/>print(moji)</text:p>
      <text:p text:style-name="P32"/>
      <text:p text:style-name="P32"><text:tab/>&gt;&gt; cat in the hat</text:p>
      <text:p text:style-name="P32"/>
      <text:p text:style-name="P32"><text:span text:style-name="T14">c</text:span>)文字列のかけ算</text:p>
      <text:p text:style-name="P32"/>
      <text:p text:style-name="P32"><text:tab/>moji = “cat” * 3</text:p>
      <text:p text:style-name="P32"><text:tab/>print(moji)</text:p>
      <text:p text:style-name="P32"/>
      <text:p text:style-name="P32"><text:tab/>&gt;&gt; catcatcat</text:p>
      <text:p text:style-name="P32"/>
      <text:p text:style-name="P32"><text:span text:style-name="T14">d</text:span>)大文字小文字変換</text:p>
      <text:p text:style-name="P32"/>
      <text:p text:style-name="P32"><text:tab/>・全て大文字に変換（<text:span text:style-name="T14">upperメソッド）</text:span></text:p>
      <text:p text:style-name="P32"/>
      <text:p text:style-name="P32"><text:tab/><text:tab/>moji = “Cat in the Hat”</text:p>
      <text:p text:style-name="P32"><text:tab/><text:tab/><text:span text:style-name="T14">moji = </text:span>moji.upper()</text:p>
      <text:p text:style-name="P32"><text:tab/><text:tab/>print(moji)</text:p>
      <text:p text:style-name="P32"/>
      <text:p text:style-name="P33"><text:tab/><text:tab/>&gt;&gt; CAT IN THE HAT</text:p>
      <text:p text:style-name="P33"/>
      <text:p text:style-name="P33"><text:tab/>・全てを小文字に変換（<text:span text:style-name="T14">lowerメソッド）</text:span></text:p>
      <text:p text:style-name="P33"/>
      <text:p text:style-name="P33"><text:tab/><text:tab/><text:span text:style-name="T14">moji = “Cat in the Hat”</text:span></text:p>
      <text:p text:style-name="P33"><text:tab/><text:tab/><text:span text:style-name="T14">moji = moji.lower()</text:span></text:p>
      <text:p text:style-name="P33"><text:tab/><text:tab/><text:span text:style-name="T14">print(moji)</text:span></text:p>
      <text:p text:style-name="P33"/>
      <text:p text:style-name="P33"><text:tab/><text:tab/><text:span text:style-name="T14">&gt;&gt; cat in the hat</text:span></text:p>
      <text:p text:style-name="P33"/>
      <text:p text:style-name="P33"><text:soft-page-break/><text:tab/>・文字列の最初の文字だけ大文字（キャピタライズ）（<text:span text:style-name="T14">capitalizeメソッド）</text:span></text:p>
      <text:p text:style-name="P33"/>
      <text:p text:style-name="P33"><text:tab/><text:tab/><text:span text:style-name="T14">moji = “cat in the Hat”</text:span></text:p>
      <text:p text:style-name="P33"><text:tab/><text:tab/><text:span text:style-name="T14">moji = moji.capitalize()</text:span></text:p>
      <text:p text:style-name="P33"><text:tab/><text:tab/><text:span text:style-name="T14">print(moji)</text:span></text:p>
      <text:p text:style-name="P33"/>
      <text:p text:style-name="P33"><text:tab/><text:tab/><text:span text:style-name="T14">&gt;&gt; Cat in the hat</text:span></text:p>
      <text:p text:style-name="P33"/>
      <text:p text:style-name="P34">e)書式化（<text:span text:style-name="T15">formatメソッド）</text:span></text:p>
      <text:p text:style-name="P34"/>
      <text:p text:style-name="P34"><text:tab/><text:span text:style-name="T15">moji = “こんにちは、{}”.format(“いい天気ですね”)</text:span></text:p>
      <text:p text:style-name="P34"><text:tab/><text:span text:style-name="T15">print(moji)</text:span></text:p>
      <text:p text:style-name="P34"/>
      <text:p text:style-name="P34"><text:tab/><text:span text:style-name="T15">&gt;&gt; こんにちは、いい天気ですね</text:span></text:p>
      <text:p text:style-name="P34"/>
      <text:p text:style-name="P34"><text:tab/><text:span text:style-name="T15">moji = “こんにちは、{0}{1}{2}”.format(“いい”, “天気”, “ですね”)</text:span></text:p>
      <text:p text:style-name="P34"><text:tab/><text:span text:style-name="T15">print(moji)</text:span></text:p>
      <text:p text:style-name="P34"/>
      <text:p text:style-name="P34"><text:tab/><text:span text:style-name="T15">&gt;&gt; こんにちは、いい天気ですね</text:span></text:p>
      <text:p text:style-name="P34"/>
      <text:p text:style-name="P34"><text:tab/><text:span text:style-name="T15">moji = “こんにちは、{name}{san}”.format(name=”高橋”, san=”さん”)</text:span></text:p>
      <text:p text:style-name="P34"><text:tab/><text:span text:style-name="T15">print(moji)</text:span></text:p>
      <text:p text:style-name="P34"/>
      <text:p text:style-name="P34"><text:tab/><text:span text:style-name="T15">&gt;&gt; こんにちは、高橋さん</text:span></text:p>
      <text:p text:style-name="P34"/>
      <text:p text:style-name="P35">f)分割（splitメソッド）</text:p>
      <text:p text:style-name="P35"/>
      <text:p text:style-name="P35"><text:tab/><text:span text:style-name="T16">moji = “こんにちは、いい天気ですね。”.split(“、”)</text:span></text:p>
      <text:p text:style-name="P35"><text:tab/><text:span text:style-name="T16">print(moji)</text:span></text:p>
      <text:p text:style-name="P35"/>
      <text:p text:style-name="P35"><text:tab/><text:span text:style-name="T16">&gt;&gt; ['こんにちは', 'いい天気ですね。']</text:span></text:p>
      <text:p text:style-name="P35"/>
      <text:p text:style-name="P36">g)結合（joinメソッド)</text:p>
      <text:p text:style-name="P36"/>
      <text:p text:style-name="P36"><text:tab/>moji = “<text:span text:style-name="T17">abc”</text:span></text:p>
      <text:p text:style-name="P36"><text:tab/><text:span text:style-name="T17">moji = “+”.join(moji)</text:span></text:p>
      <text:p text:style-name="P36"><text:tab/><text:span text:style-name="T17">print(moji)</text:span></text:p>
      <text:p text:style-name="P36"/>
      <text:p text:style-name="P36"><text:tab/><text:span text:style-name="T17">&gt;&gt; a+b+c</text:span></text:p>
      <text:p text:style-name="P36"/>
      <text:p text:style-name="P37">h)空白除去（stripメソッド）</text:p>
      <text:p text:style-name="P37"><text:tab/></text:p>
      <text:p text:style-name="P37"><text:tab/>moji = “ <text:s text:c="2"/>abc <text:s text:c="2"/>“</text:p>
      <text:p text:style-name="P37"><text:tab/>moji = moji.strip()</text:p>
      <text:p text:style-name="P37"><text:tab/>print(moji)</text:p>
      <text:p text:style-name="P37"><text:tab/>&gt;&gt; abc</text:p>
      <text:p text:style-name="P37"><text:soft-page-break/>i)置換え（replaceメソッド）</text:p>
      <text:p text:style-name="P37"/>
      <text:p text:style-name="P37"><text:tab/>moji = “aabbcc”</text:p>
      <text:p text:style-name="P37"><text:tab/>moji = moji.replace(“a”, “g”)</text:p>
      <text:p text:style-name="P37"><text:tab/>print(moji)</text:p>
      <text:p text:style-name="P37"/>
      <text:p text:style-name="P37"><text:tab/>&gt;&gt; ggbbcc</text:p>
      <text:p text:style-name="P37"/>
      <text:p text:style-name="P37">j)文字を探す（indexメソッド）</text:p>
      <text:p text:style-name="P37"/>
      <text:p text:style-name="P37"><text:tab/>moji = “abcde”</text:p>
      <text:p text:style-name="P37"><text:tab/>print(moji.index(“c”))</text:p>
      <text:p text:style-name="P37"/>
      <text:p text:style-name="P37"><text:tab/>&gt;&gt; 2</text:p>
      <text:p text:style-name="P37"/>
      <text:p text:style-name="P37"><text:tab/>・文字列に含まれているかどうか調べる</text:p>
      <text:p text:style-name="P37"/>
      <text:p text:style-name="P37"><text:tab/><text:tab/><text:span text:style-name="T18">moji = “abcde”</text:span></text:p>
      <text:p text:style-name="P37"><text:tab/><text:tab/><text:span text:style-name="T18">try:</text:span></text:p>
      <text:p text:style-name="P37"><text:tab/><text:tab/><text:tab/><text:span text:style-name="T18">print(moji.index(“z”))</text:span></text:p>
      <text:p text:style-name="P37"><text:tab/><text:tab/><text:span text:style-name="T18">except:</text:span></text:p>
      <text:p text:style-name="P37"><text:tab/><text:tab/><text:tab/><text:span text:style-name="T18">print(“Not found.”)</text:span></text:p>
      <text:p text:style-name="P37"/>
      <text:p text:style-name="P37"><text:tab/><text:tab/><text:span text:style-name="T18">&gt;&gt; Not found.</text:span></text:p>
      <text:p text:style-name="P37"/>
      <text:p text:style-name="P38">k)抱含（指定した文字列を含んでいるかどうか？）（in演算子）</text:p>
      <text:p text:style-name="P38"/>
      <text:p text:style-name="P38"><text:tab/>moji = “Cat in the hat.”</text:p>
      <text:p text:style-name="P38"><text:tab/><text:span text:style-name="T19">print(</text:span>“Cat” in moji<text:span text:style-name="T19">)</text:span></text:p>
      <text:p text:style-name="P38"/>
      <text:p text:style-name="P38"><text:tab/>&gt;&gt; True</text:p>
      <text:p text:style-name="P38"/>
      <text:p text:style-name="P38"><text:tab/>※<text:span text:style-name="T19">not in で含んでいないかを確認できる。</text:span></text:p>
      <text:p text:style-name="P38"/>
      <text:p text:style-name="P39">l)エスケープ文字（特殊文字を文字として認識させる）（\）</text:p>
      <text:p text:style-name="P39"/>
      <text:p text:style-name="P39"><text:tab/>moji = “こんにちは、いい\”天気\”ですね”</text:p>
      <text:p text:style-name="P39"><text:tab/>print(moji)</text:p>
      <text:p text:style-name="P39"/>
      <text:p text:style-name="P39"><text:tab/>&gt;&gt; こんにちは、いい”天気”ですね</text:p>
      <text:p text:style-name="P39"/>
      <text:p text:style-name="P39">m)改行（\n）</text:p>
      <text:p text:style-name="P39"/>
      <text:p text:style-name="P39"><text:tab/>moji = “line1\nline2\nline3”</text:p>
      <text:p text:style-name="P39"><text:tab/>print(moji)</text:p>
      <text:p text:style-name="P39"><text:tab/>&gt;&gt; line1</text:p>
      <text:p text:style-name="P39"><text:soft-page-break/><text:tab/>&gt;&gt;line2</text:p>
      <text:p text:style-name="P39"><text:tab/>&gt;&gt;line3</text:p>
      <text:p text:style-name="P39"/>
      <text:p text:style-name="P39">n)スライス（[イテラブル][[開始インデックス] : [終了インデックス]）</text:p>
      <text:p text:style-name="P39"/>
      <text:p text:style-name="P39"><text:tab/>moji = [“マリオ”, “リンク”, “ドンキーコング”, “カービィ”, “インクリング”]</text:p>
      <text:p text:style-name="P40"><text:tab/>print(moji[0:<text:span text:style-name="T20">3])</text:span></text:p>
      <text:p text:style-name="P40"/>
      <text:p text:style-name="P40"><text:tab/><text:span text:style-name="T20">&gt;&gt; </text:span><text:s/>['マリオ', 'リンク', 'ドンキーコング']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<text:soft-page-break/>1<text:span text:style-name="T29">1</text:span>.条件文（if）</text:p>
      <text:p text:style-name="P41"/>
      <text:p text:style-name="P41">・if文</text:p>
      <text:p text:style-name="P41"/>
      <text:p text:style-name="P41"><text:tab/>home = “東京”</text:p>
      <text:p text:style-name="P41"/>
      <text:p text:style-name="P41"><text:tab/>if home == “神奈川”:</text:p>
      <text:p text:style-name="P41"><text:tab/><text:tab/>print(“神奈川に住んでいます。”)</text:p>
      <text:p text:style-name="P41"><text:tab/>elif home == “東京”:</text:p>
      <text:p text:style-name="P41"><text:tab/><text:tab/>print(“東京に住んでいます。”)</text:p>
      <text:p text:style-name="P41"><text:tab/>else:</text:p>
      <text:p text:style-name="P41"><text:tab/><text:tab/>print(“どこにも住んでいません。”)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"><text:soft-page-break/>1<text:span text:style-name="T29">2</text:span>.<text:span text:style-name="T21">繰り返し(for・while)</text:span></text:p>
      <text:p text:style-name="P41"/>
      <text:p text:style-name="P43">・for文</text:p>
      <text:p text:style-name="P43"/>
      <text:p text:style-name="P43"><text:tab/>fruits = [“Apple”, “Banana”, “Peach”]</text:p>
      <text:p text:style-name="P43"><text:tab/>for kudamono in fruits:</text:p>
      <text:p text:style-name="P43"><text:tab/><text:tab/>print(kudamono)</text:p>
      <text:p text:style-name="P43"/>
      <text:p text:style-name="P43"><text:tab/>&gt;&gt; Apple</text:p>
      <text:p text:style-name="P43"><text:tab/>&gt;&gt; Banana</text:p>
      <text:p text:style-name="P43"><text:tab/>&gt;&gt; Peach</text:p>
      <text:p text:style-name="P43"/>
      <text:p text:style-name="P43"/>
      <text:p text:style-name="P43">・<text:span text:style-name="T22">enumerate関数（インデックス番号と要素を順に取得する関数）</text:span></text:p>
      <text:p text:style-name="P43"/>
      <text:p text:style-name="P44"><text:tab/>fruits = [“Apple”, “Banana”, “Peach”]</text:p>
      <text:p text:style-name="P44"><text:tab/>for kudamono in <text:span text:style-name="T22">enumerate(</text:span>fruits<text:span text:style-name="T22">)</text:span>:</text:p>
      <text:p text:style-name="P44"><text:tab/><text:tab/>print(kudamono)</text:p>
      <text:p text:style-name="P44"/>
      <text:p text:style-name="P44"><text:tab/>&gt;&gt; <text:span text:style-name="T22">(0, ‘</text:span>Apple’<text:span text:style-name="T22">)</text:span></text:p>
      <text:p text:style-name="P44"><text:tab/>&gt;&gt; <text:span text:style-name="T22">(1, ‘</text:span>Banana’<text:span text:style-name="T22">)</text:span></text:p>
      <text:p text:style-name="P44"><text:tab/>&gt;&gt; <text:span text:style-name="T22">(2, ‘</text:span>Peach’<text:span text:style-name="T22">)</text:span></text:p>
      <text:p text:style-name="P44"/>
      <text:p text:style-name="P44"/>
      <text:p text:style-name="P44">・<text:span text:style-name="T22">range関数</text:span></text:p>
      <text:p text:style-name="P44"/>
      <text:p text:style-name="P44"><text:tab/><text:span text:style-name="T22">for i in range(1, 5):</text:span></text:p>
      <text:p text:style-name="P44"><text:tab/><text:tab/><text:span text:style-name="T22">print(i)</text:span></text:p>
      <text:p text:style-name="P44"/>
      <text:p text:style-name="P44"><text:tab/><text:span text:style-name="T22">&gt;&gt; 1</text:span></text:p>
      <text:p text:style-name="P44"><text:tab/><text:span text:style-name="T22">&gt;&gt; 2</text:span></text:p>
      <text:p text:style-name="P44"><text:tab/><text:span text:style-name="T22">&gt;&gt; 3</text:span></text:p>
      <text:p text:style-name="P44"><text:tab/><text:span text:style-name="T22">&gt;&gt; 4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・<text:span text:style-name="T22">while文</text:span></text:p>
      <text:p text:style-name="P44"/>
      <text:p text:style-name="P44"><text:tab/><text:span text:style-name="T22">x = 5</text:span></text:p>
      <text:p text:style-name="P44"><text:tab/><text:span text:style-name="T22">while x &gt; 0:</text:span></text:p>
      <text:p text:style-name="P44"><text:tab/><text:tab/><text:span text:style-name="T22">print(“{}”.format(x))</text:span></text:p>
      <text:p text:style-name="P44"><text:tab/><text:tab/><text:span text:style-name="T22">x -= 1</text:span></text:p>
      <text:p text:style-name="P44"><text:tab/><text:span text:style-name="T22">print(“end”)</text:span></text:p>
      <text:p text:style-name="P44"/>
      <text:p text:style-name="P44"><text:tab/><text:span text:style-name="T22">&gt;&gt; 5</text:span></text:p>
      <text:p text:style-name="P44"><text:tab/><text:span text:style-name="T22">&gt;&gt; 4</text:span></text:p>
      <text:p text:style-name="P44"><text:tab/><text:span text:style-name="T22">&gt;&gt; 3</text:span></text:p>
      <text:p text:style-name="P44"><text:tab/><text:span text:style-name="T22">&gt;&gt; 2</text:span></text:p>
      <text:p text:style-name="P44"><text:tab/><text:span text:style-name="T22">&gt;&gt; 1</text:span></text:p>
      <text:p text:style-name="P44"><text:tab/><text:span text:style-name="T22">&gt;&gt; end</text:span></text:p>
      <text:p text:style-name="P44"/>
      <text:p text:style-name="P44"/>
      <text:p text:style-name="P44">・<text:span text:style-name="T23">while文（無限ループ）</text:span></text:p>
      <text:p text:style-name="P44"/>
      <text:p text:style-name="P44"><text:tab/><text:span text:style-name="T23">while True:</text:span></text:p>
      <text:p text:style-name="P44"><text:tab/><text:tab/><text:span text:style-name="T23">print(“Hello, World”)</text:span></text:p>
      <text:p text:style-name="P44"/>
      <text:p text:style-name="P44"><text:tab/><text:span text:style-name="T23">&gt;&gt; Hello, World</text:span></text:p>
      <text:p text:style-name="P44"><text:tab/><text:span text:style-name="T23">&gt;&gt; Hello, World</text:span></text:p>
      <text:p text:style-name="P44"><text:tab/>・</text:p>
      <text:p text:style-name="P44"><text:tab/>・</text:p>
      <text:p text:style-name="P44"><text:tab/>・</text:p>
      <text:p text:style-name="P44"/>
      <text:p text:style-name="P44"/>
      <text:p text:style-name="P44">・<text:span text:style-name="T23">break文（ループ終了）</text:span></text:p>
      <text:p text:style-name="P44"/>
      <text:p text:style-name="P44"><text:tab/><text:span text:style-name="T23">for i in range(0, 100):</text:span></text:p>
      <text:p text:style-name="P44"><text:tab/><text:tab/><text:span text:style-name="T23">print(i)</text:span></text:p>
      <text:p text:style-name="P44"><text:tab/><text:tab/><text:span text:style-name="T23">break</text:span></text:p>
      <text:p text:style-name="P44"/>
      <text:p text:style-name="P44"><text:tab/><text:span text:style-name="T23">&gt;&gt; 0</text:span></text:p>
      <text:p text:style-name="P44"/>
      <text:p text:style-name="P44">・<text:span text:style-name="T23">continue文（次のループに移行）</text:span></text:p>
      <text:p text:style-name="P44"/>
      <text:p text:style-name="P44"><text:tab/><text:span text:style-name="T23">for i in range(1, 4):</text:span></text:p>
      <text:p text:style-name="P44"><text:tab/><text:tab/><text:span text:style-name="T23">if i == 2:</text:span></text:p>
      <text:p text:style-name="P44"><text:tab/><text:tab/><text:tab/><text:span text:style-name="T23">continue</text:span></text:p>
      <text:p text:style-name="P44"><text:tab/><text:tab/><text:span text:style-name="T23">print(i)</text:span></text:p>
      <text:p text:style-name="P44"/>
      <text:p text:style-name="P44"><text:tab/><text:span text:style-name="T23">&gt;&gt; 1</text:span></text:p>
      <text:p text:style-name="P44"><text:tab/><text:span text:style-name="T23">&gt;&gt; 3</text:span></text:p>
      <text:p text:style-name="P44"/>
      <text:p text:style-name="P11"><text:soft-page-break/>1<text:span text:style-name="T29">3.関数</text:span></text:p>
      <text:p text:style-name="P42"/>
      <text:p text:style-name="P45">def [関数名] ([引数]):</text:p>
      <text:p text:style-name="P45"><text:tab/>[関数定義]</text:p>
      <text:p text:style-name="P45"/>
      <text:p text:style-name="P45"/>
      <text:p text:style-name="P45">例1：</text:p>
      <text:p text:style-name="P45"><text:tab/>def f(x):</text:p>
      <text:p text:style-name="P45"><text:tab/><text:tab/>return x + 1</text:p>
      <text:p text:style-name="P45"/>
      <text:p text:style-name="P45"><text:tab/>z = f(4)</text:p>
      <text:p text:style-name="P45"><text:tab/>print(z)</text:p>
      <text:p text:style-name="P45"/>
      <text:p text:style-name="P45"><text:tab/>&gt;&gt; 5</text:p>
      <text:p text:style-name="P45"/>
      <text:p text:style-name="P45">例2:</text:p>
      <text:p text:style-name="P45"><text:tab/>def f():</text:p>
      <text:p text:style-name="P45"><text:tab/><text:tab/>return 1 + 1</text:p>
      <text:p text:style-name="P45"/>
      <text:p text:style-name="P45"><text:tab/>result = f()</text:p>
      <text:p text:style-name="P45"><text:tab/>print(result)</text:p>
      <text:p text:style-name="P45"/>
      <text:p text:style-name="P45"><text:tab/>&gt;&gt; 2</text:p>
      <text:p text:style-name="P45"/>
      <text:p text:style-name="P45">例3:</text:p>
      <text:p text:style-name="P45"><text:tab/>def f(x, y, z):</text:p>
      <text:p text:style-name="P45"><text:tab/><text:tab/>return x + y + z</text:p>
      <text:p text:style-name="P45"/>
      <text:p text:style-name="P45"><text:tab/>result = f(1, 2, 3)</text:p>
      <text:p text:style-name="P45"><text:tab/>print(result)</text:p>
      <text:p text:style-name="P45"/>
      <text:p text:style-name="P45"><text:tab/>&gt;&gt; 6</text:p>
      <text:p text:style-name="P45"/>
      <text:p text:style-name="P45">例4:</text:p>
      <text:p text:style-name="P45"><text:tab/>def f():</text:p>
      <text:p text:style-name="P45"><text:tab/><text:tab/>z = 1 + 1</text:p>
      <text:p text:style-name="P45"/>
      <text:p text:style-name="P45"><text:tab/>result = f()</text:p>
      <text:p text:style-name="P45"><text:tab/>print(result)</text:p>
      <text:p text:style-name="P45"/>
      <text:p text:style-name="P45"><text:tab/>&gt;&gt; None</text:p>
      <text:p text:style-name="P45"/>
      <text:p text:style-name="P45"/>
      <text:p text:style-name="P45"/>
      <text:p text:style-name="P45"/>
      <text:p text:style-name="P11"><text:soft-page-break/>1<text:span text:style-name="T29">4.クラス型</text:span></text:p>
      <text:p text:style-name="P42"/>
      <text:p text:style-name="P45">class <text:span text:style-name="T25">Tttt:<text:tab/><text:tab/><text:tab/><text:tab/><text:tab/><text:tab/># クラス名は、最初の文字を大文字にする。</text:span></text:p>
      <text:p text:style-name="P45"><text:tab/><text:span text:style-name="T25">def __init__(self, [引数]):</text:span></text:p>
      <text:p text:style-name="P45"><text:tab/><text:tab/><text:span text:style-name="T25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5"><text:tab/><text:tab/><text:span text:style-name="T25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5"/>
      <text:p text:style-name="P45"><text:tab/><text:span text:style-name="T25">def aaa(self):</text:span></text:p>
      <text:p text:style-name="P45"><text:tab/><text:tab/><text:span text:style-name="T25">return 20</text:span></text:p>
      <text:p text:style-name="P45"/>
      <text:p text:style-name="P46">if __<text:span text:style-name="T27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6"><text:tab/>Tttt([引数]).aaa()<text:tab/><text:tab/><text:tab/><text:tab/># クラス名()で実行される。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2"><text:soft-page-break/>1<text:span text:style-name="T29">5.外部モジュールインポート</text:span></text:p>
      <text:p text:style-name="P46"/>
      <text:p text:style-name="P46">・別ファイルでクラスの中の関数を実行したいときは、クラスファイルをimportする。</text:p>
      <text:p text:style-name="P46"/>
      <text:p text:style-name="P47">hw.py<text:tab/><text:tab/>(クラス型ファイル)</text:p>
      <text:p text:style-name="P46"><draw:frame text:anchor-type="paragraph" draw:z-index="3" draw:name="シェイプ3" draw:style-name="gr3" draw:text-style-name="P95" svg:width="16.063cm" svg:height="3.469cm" svg:x="0.192cm" svg:y="0.12cm"><draw:text-box><text:p><text:span text:style-name="T31">class Hello:</text:span></text:p><text:p><text:span text:style-name="T31"><text:tab/></text:span><text:span text:style-name="T31">def __init__(self):</text:span></text:p><text:p><text:span text:style-name="T31"><text:tab/></text:span><text:span text:style-name="T31"><text:tab/></text:span><text:span text:style-name="T31"><text:tab/></text:span><text:span text:style-name="T31">None</text:span></text:p><text:p><text:span text:style-name="T31"><text:tab/></text:span><text:span text:style-name="T31"><text:tab/></text:span></text:p><text:p><text:span text:style-name="T31"><text:tab/></text:span><text:span text:style-name="T31">def world(self):</text:span></text:p><text:p><text:span text:style-name="T31"><text:tab/></text:span><text:span text:style-name="T31"><text:tab/></text:span><text:span text:style-name="T31"><text:tab/></text:span><text:span text:style-name="T31">print(“Hello World!!”) 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aaa.py</text:p>
      <text:p text:style-name="P47"><draw:frame text:anchor-type="paragraph" draw:z-index="4" draw:name="シェイプ3" draw:style-name="gr3" draw:text-style-name="P95" svg:width="16.063cm" svg:height="3.469cm" svg:x="0.192cm" svg:y="0.12cm"><draw:text-box><text:p><text:span text:style-name="T31">from hw import Hello</text:span></text:p><text:p><text:span text:style-name="T31"/></text:p><text:p><text:span text:style-name="T31">Hello().world(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51">&gt;&gt; Hello World!!</text:p>
      <text:p text:style-name="P48"/>
      <text:p text:style-name="P47">・クラス型を使わない場合、ファイル名を<text:span text:style-name="T27">importする。</text:span></text:p>
      <text:p text:style-name="P47"/>
      <text:p text:style-name="P51">hw.py</text:p>
      <text:p text:style-name="P47"><draw:frame text:anchor-type="paragraph" draw:z-index="6" draw:name="シェイプ3" draw:style-name="gr3" draw:text-style-name="P95" svg:width="16.063cm" svg:height="3.469cm" svg:x="0.192cm" svg:y="0.203cm"><draw:text-box><text:p><text:span text:style-name="T31">def world():</text:span></text:p><text:p><text:span text:style-name="T31"><text:tab/></text:span><text:span text:style-name="T31">print(“Hello World!!”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aaa.py</text:p>
      <text:p text:style-name="P47"><draw:frame text:anchor-type="paragraph" draw:z-index="7" draw:name="シェイプ3" draw:style-name="gr3" draw:text-style-name="P95" svg:width="16.063cm" svg:height="3.469cm" svg:x="0.192cm" svg:y="0.203cm"><draw:text-box><text:p><text:span text:style-name="T31">Import hw</text:span></text:p><text:p><text:span text:style-name="T31"/></text:p><text:p><text:span text:style-name="T31">hw.world()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51">&gt;&gt; Hello World!!</text:p>
      <text:p text:style-name="P47"/>
      <text:p text:style-name="P47"/>
      <text:p text:style-name="P13"><text:soft-page-break/>1<text:span text:style-name="T29">6</text:span>.言語特有の書式等</text:p>
      <text:p text:style-name="P50"/>
      <text:p text:style-name="P50">a)ランダム</text:p>
      <text:p text:style-name="P50"><text:tab/>import random</text:p>
      <text:p text:style-name="P50"/>
      <text:p text:style-name="P50"><text:tab/>random.randint(最初の整数、最後の整数）　#２つの整数の範囲で乱数を作る</text:p>
      <text:p text:style-name="P50"/>
      <text:p text:style-name="P51">b)例外処理</text:p>
      <text:p text:style-name="P51"><text:tab/>try:<text:tab/><text:tab/><text:tab/><text:tab/>Aが例外を出したら、Bを出力</text:p>
      <text:p text:style-name="P51"><text:tab/><text:tab/>A</text:p>
      <text:p text:style-name="P51"><text:tab/>except:</text:p>
      <text:p text:style-name="P51"><text:tab/><text:tab/>B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4"><text:soft-page-break/>1<text:span text:style-name="T29">7</text:span>.ファイル処理<text:tab/><text:tab/></text:p>
      <text:p text:style-name="P59"/>
      <text:p text:style-name="P59">・pythonで別のファイルを読み込む</text:p>
      <text:p text:style-name="P58"/>
      <text:p text:style-name="P59"><text:tab/>with open(“ファイル名”, mode=”r”, encoding=”utf-8”) as f:</text:p>
      <text:p text:style-name="P92"><text:tab/></text:p>
      <text:p text:style-name="P58"/>
      <text:p text:style-name="P9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8">w</text:p>
          </table:table-cell>
          <table:table-cell table:style-name="表5.B1" office:value-type="string">
            <text:p text:style-name="P79">ファイルを書き込みモードで開く</text:p>
          </table:table-cell>
        </table:table-row>
        <table:table-row>
          <table:table-cell table:style-name="表5.A2" office:value-type="string">
            <text:p text:style-name="P78">r</text:p>
          </table:table-cell>
          <table:table-cell table:style-name="表5.B2" office:value-type="string">
            <text:p text:style-name="P79">ファイルを読み込みモードで開く（デフォルト<text:span text:style-name="T28">)</text:span></text:p>
          </table:table-cell>
        </table:table-row>
        <table:table-row>
          <table:table-cell table:style-name="表5.A2" office:value-type="string">
            <text:p text:style-name="P78">a</text:p>
          </table:table-cell>
          <table:table-cell table:style-name="表5.B2" office:value-type="string">
            <text:p text:style-name="P79">ファイルを追記モードで開く（末尾に追記する<text:span text:style-name="T28">)</text:span></text:p>
          </table:table-cell>
        </table:table-row>
        <table:table-row>
          <table:table-cell table:style-name="表5.A2" office:value-type="string">
            <text:p text:style-name="P78">b</text:p>
          </table:table-cell>
          <table:table-cell table:style-name="表5.B2" office:value-type="string">
            <text:p text:style-name="P77">バイナリモード</text:p>
          </table:table-cell>
        </table:table-row>
        <table:table-row>
          <table:table-cell table:style-name="表5.A2" office:value-type="string">
            <text:p text:style-name="P78">t</text:p>
          </table:table-cell>
          <table:table-cell table:style-name="表5.B2" office:value-type="string">
            <text:p text:style-name="P79">テキストモード（デフォルト<text:span text:style-name="T28">)</text:span></text:p>
          </table:table-cell>
        </table:table-row>
      </table:table>
      <text:p text:style-name="P58"/>
      <text:p text:style-name="P59"><text:tab/><text:span text:style-name="T28">encoding <text:s/>: <text:s/>日本語を使うのなら”utf-8”に設定する</text:span></text:p>
      <text:p text:style-name="P59"/>
      <text:p text:style-name="P60">a)一行づつ読み込む</text:p>
      <text:p text:style-name="P60"/>
      <text:p text:style-name="P60"><text:tab/>with open(“ファイル名”, encoding=”utf-8”) as f:</text:p>
      <text:p text:style-name="P60"><text:tab/><text:tab/>for line in f:</text:p>
      <text:p text:style-name="P60"><text:tab/><text:tab/>print(line)</text:p>
      <text:p text:style-name="P60"/>
      <text:p text:style-name="P60">b)ファイルに書き込む（新規作成又は、上書き)</text:p>
      <text:p text:style-name="P60"/>
      <text:p text:style-name="P60"><text:tab/>with open(“ファイル名”, mode=”w”, encoding=”utf-8”) as f:</text:p>
      <text:p text:style-name="P60"><text:tab/><text:tab/>f.write(“ハロー\n”)</text:p>
      <text:p text:style-name="P60"><text:tab/><text:tab/>f.write(“ワールド\n”)</text:p>
      <text:p text:style-name="P60"/>
      <text:p text:style-name="P60">c)ファイルに書き込む（追記）</text:p>
      <text:p text:style-name="P60"/>
      <text:p text:style-name="P60"><text:tab/>with open(“ファイル名”, mode=”a”, encoding=”utf-8”) as f:</text:p>
      <text:p text:style-name="P60"><text:tab/><text:tab/>f.write(“あいうえお\n”)</text:p>
      <text:p text:style-name="P60"/>
      <text:p text:style-name="P61">d)csvファイルを使う</text:p>
      <text:p text:style-name="P61"/>
      <text:p text:style-name="P61"><text:tab/>d-1)csvファイルを書き込む</text:p>
      <text:p text:style-name="P61"/>
      <text:p text:style-name="P61"><text:tab/><text:tab/>import csv <text:tab/><text:tab/>←csvモジュールをインポート</text:p>
      <text:p text:style-name="P61"/>
      <text:p text:style-name="P61"><text:tab/><text:tab/>with open(“ファイル名.csv”, mode=”w”, newline=””) as f:</text:p>
      <text:p text:style-name="P61"><text:tab/><text:tab/><text:tab/>w = csv.writer(f, delimiter=”,”)<text:tab/>←デリミタ（区切り文字）</text:p>
      <text:p text:style-name="P61"><text:tab/><text:tab/><text:tab/>w.writerow([“one”, “two”, “three”])</text:p>
      <text:p text:style-name="P61"><text:tab/><text:tab/><text:tab/>w.writerow([“four”, “five”, “six”])</text:p>
      <text:p text:style-name="P61"/>
      <text:p text:style-name="P61"><text:tab/><text:tab/>※newline=””: これをいれておくと、改行して一行づつ表示できる。</text:p>
      <text:p text:style-name="P61"/>
      <text:p text:style-name="P61"><text:tab/>d-2)csvファイルを読み込む</text:p>
      <text:p text:style-name="P61"><text:tab/></text:p>
      <text:p text:style-name="P61"><text:tab/><text:tab/>import csv</text:p>
      <text:p text:style-name="P61"><text:tab/></text:p>
      <text:p text:style-name="P61"><text:tab/><text:tab/>with open(“ファイル名.csv”, mode=”r”) as f:</text:p>
      <text:p text:style-name="P61"><text:tab/><text:tab/><text:tab/>r = csv.reader(f, delimiter=”,”)</text:p>
      <text:p text:style-name="P61"><text:tab/><text:tab/><text:tab/>for row in r:</text:p>
      <text:p text:style-name="P61"><text:tab/><text:tab/><text:tab/><text:tab/>print(“,”,join(row))</text:p>
      <text:p text:style-name="P61"/>
      <text:p text:style-name="P61"><text:tab/></text:p>
      <text:p text:style-name="P61"><text:soft-page-break/></text:p>
      <text:p text:style-name="P61"/>
      <text:p text:style-name="P61"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12-12T15:43:15.735403928</dc:date>
    <meta:editing-duration>PT1H52M43S</meta:editing-duration>
    <meta:editing-cycles>16</meta:editing-cycles>
    <meta:generator>LibreOffice/6.1.5.2$Linux_X86_64 LibreOffice_project/10$Build-2</meta:generator>
    <meta:document-statistic meta:table-count="5" meta:image-count="0" meta:object-count="0" meta:page-count="27" meta:paragraph-count="496" meta:word-count="3025" meta:character-count="7536" meta:non-whitespace-character-count="6495"/>
  </office:meta>
</office:document-meta>
</file>